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1d563" officeooo:paragraph-rsid="0011d56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285c7" officeooo:paragraph-rsid="001285c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3bb41" officeooo:paragraph-rsid="0013bb4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a4de3" officeooo:paragraph-rsid="001a4de3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officeooo:rsid="0011b4a6" officeooo:paragraph-rsid="0011b4a6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77297" officeooo:paragraph-rsid="0017729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285c7" officeooo:paragraph-rsid="001285c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4c194" officeooo:paragraph-rsid="0014c19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4c194" officeooo:paragraph-rsid="001844b6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844b6" officeooo:paragraph-rsid="001844b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9cebb" officeooo:paragraph-rsid="0019ceb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b41b8" officeooo:paragraph-rsid="001b41b8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normal" officeooo:rsid="00124fc5" officeooo:paragraph-rsid="00124fc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24fc5" officeooo:paragraph-rsid="00124fc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3bb41" officeooo:paragraph-rsid="0013bb41" style:font-weight-asian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fo:font-weight="normal" officeooo:rsid="0014c194" officeooo:paragraph-rsid="0014c194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fo:font-weight="normal" officeooo:rsid="0014c194" officeooo:paragraph-rsid="001844b6" style:font-weight-asian="normal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2pt" fo:font-weight="normal" officeooo:rsid="0015df9d" officeooo:paragraph-rsid="0015df9d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5df9d" officeooo:paragraph-rsid="0015df9d" style:font-weight-asian="normal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font-size="12pt" fo:font-weight="normal" officeooo:rsid="0017b2cc" officeooo:paragraph-rsid="0017b2cc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7b2cc" officeooo:paragraph-rsid="0017b2cc" style:font-weight-asian="normal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font-size="12pt" fo:font-weight="normal" officeooo:rsid="001844b6" officeooo:paragraph-rsid="001844b6" style:font-weight-asian="normal" style:font-weight-complex="normal"/>
    </style:style>
    <style:style style:name="P23" style:family="paragraph" style:parent-style-name="Standard" style:list-style-name="L6">
      <style:paragraph-properties fo:text-align="start" style:justify-single-word="false"/>
      <style:text-properties fo:font-size="12pt" fo:font-weight="normal" officeooo:rsid="001b41b8" officeooo:paragraph-rsid="001b41b8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b41b8" officeooo:paragraph-rsid="001b41b8" style:font-weight-asian="normal" style:font-weight-complex="normal"/>
    </style:style>
    <style:style style:name="P25" style:family="paragraph" style:parent-style-name="Standard" style:list-style-name="L7">
      <style:paragraph-properties fo:text-align="start" style:justify-single-word="false"/>
      <style:text-properties fo:font-size="12pt" fo:font-weight="normal" officeooo:rsid="001e7217" officeooo:paragraph-rsid="001e7217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e7217" officeooo:paragraph-rsid="001e7217" style:font-weight-asian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fo:font-weight="bold" officeooo:rsid="00124fc5" officeooo:paragraph-rsid="00124fc5" style:font-weight-asian="bold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2pt" fo:font-weight="bold" officeooo:rsid="001285c7" officeooo:paragraph-rsid="001285c7" style:font-weight-asian="bold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2pt" fo:font-weight="bold" officeooo:rsid="0013bb41" officeooo:paragraph-rsid="0013bb41" style:font-weight-asian="bold" style:font-weight-complex="bold"/>
    </style:style>
    <style:style style:name="P30" style:family="paragraph" style:parent-style-name="Standard" style:list-style-name="L3">
      <style:paragraph-properties fo:text-align="start" style:justify-single-word="false"/>
      <style:text-properties fo:font-size="12pt" fo:font-weight="bold" officeooo:rsid="0015df9d" officeooo:paragraph-rsid="0015df9d" style:font-weight-asian="bold" style:font-weight-complex="bold"/>
    </style:style>
    <style:style style:name="P31" style:family="paragraph" style:parent-style-name="Standard" style:list-style-name="L4">
      <style:paragraph-properties fo:text-align="start" style:justify-single-word="false"/>
      <style:text-properties fo:font-size="12pt" fo:font-weight="bold" officeooo:rsid="0017b2cc" officeooo:paragraph-rsid="0017b2cc" style:font-weight-asian="bold" style:font-weight-complex="bold"/>
    </style:style>
    <style:style style:name="P32" style:family="paragraph" style:parent-style-name="Standard" style:list-style-name="L5">
      <style:paragraph-properties fo:text-align="start" style:justify-single-word="false"/>
      <style:text-properties fo:font-size="12pt" fo:font-weight="bold" officeooo:rsid="001a4de3" officeooo:paragraph-rsid="001a4de3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officeooo:rsid="001db2c6" officeooo:paragraph-rsid="001db2c6" style:font-weight-asian="bold" style:font-weight-complex="bold"/>
    </style:style>
    <style:style style:name="P34" style:family="paragraph" style:parent-style-name="Standard" style:list-style-name="L7">
      <style:paragraph-properties fo:text-align="start" style:justify-single-word="false"/>
      <style:text-properties officeooo:paragraph-rsid="001e721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3bb41" style:font-weight-asian="normal" style:font-weight-complex="normal"/>
    </style:style>
    <style:style style:name="T4" style:family="text">
      <style:text-properties officeooo:rsid="001e7217"/>
    </style:style>
    <style:style style:name="T5" style:family="text">
      <style:text-properties fo:font-size="12pt" fo:font-weight="normal" style:font-weight-asian="normal" style:font-weight-complex="normal"/>
    </style:style>
    <style:style style:name="T6" style:family="text">
      <style:text-properties fo:font-size="12pt" fo:font-weight="normal" officeooo:rsid="001e7217" style:font-weight-asian="normal" style:font-weight-complex="normal"/>
    </style:style>
    <style:style style:name="T7" style:family="text">
      <style:text-properties fo:font-size="12pt" fo:font-weight="bold" officeooo:rsid="001e7217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termediate CSS - Advanced Selectors</text:p>
      <text:p text:style-name="P5"/>
      <text:p text:style-name="P2">Example</text:p>
      <text:p text:style-name="P7"><text:tab/>&lt;main class='parent'&gt;</text:p>
      <text:p text:style-name="P7"><text:s text:c="2"/><text:tab/> <text:s/>&lt;div class='child group1'&gt;</text:p>
      <text:p text:style-name="P7"><text:s text:c="4"/><text:tab/> <text:s text:c="3"/>&lt;div class='grand-child group1'&gt;&lt;/div&gt;</text:p>
      <text:p text:style-name="P7"><text:s text:c="2"/><text:tab/> <text:s/>&lt;/div&gt;</text:p>
      <text:p text:style-name="P7"><text:s text:c="2"/><text:tab/> <text:s/>&lt;div class='child group2'&gt;</text:p>
      <text:p text:style-name="P7"><text:s text:c="4"/><text:tab/> <text:s text:c="3"/>&lt;div class='grand-child group2'&gt;&lt;/div&gt;</text:p>
      <text:p text:style-name="P7"><text:s text:c="2"/><text:tab/> <text:s/>&lt;/div&gt;</text:p>
      <text:p text:style-name="P7"><text:s text:c="2"/><text:tab/> <text:s/>&lt;div class='child group3'&gt;</text:p>
      <text:p text:style-name="P7"><text:s text:c="4"/><text:tab/> <text:s text:c="3"/>&lt;div class='grand-child group3'&gt;&lt;/div&gt;</text:p>
      <text:p text:style-name="P7"><text:s text:c="2"/><text:tab/> <text:s/>&lt;/div&gt;</text:p>
      <text:p text:style-name="P7"><text:tab/>&lt;/main&gt;</text:p>
      <text:p text:style-name="P5"/>
      <text:p text:style-name="P1">Parent and Sibling Combinators</text:p>
      <text:list xml:id="list453887701" text:style-name="L1">
        <text:list-item>
          <text:p text:style-name="P13">There are three selectors which selects elements <text:span text:style-name="T1">without</text:span> referring to their classes</text:p>
          <text:list>
            <text:list-item>
              <text:p text:style-name="P27">&gt;<text:span text:style-name="T2"> : the child combinator</text:span></text:p>
            </text:list-item>
            <text:list-item>
              <text:p text:style-name="P27">+<text:span text:style-name="T2"> : the adjacent sibling combinator</text:span></text:p>
            </text:list-item>
            <text:list-item>
              <text:p text:style-name="P27">~ <text:span text:style-name="T2">: the general sibling combinator</text:span></text:p>
            </text:list-item>
          </text:list>
        </text:list-item>
      </text:list>
      <text:p text:style-name="P14"/>
      <text:list xml:id="list172745006327952" text:continue-numbering="true" text:style-name="L1">
        <text:list-item>
          <text:p text:style-name="P27"><text:span text:style-name="T2">By using </text:span>&gt;<text:span text:style-name="T2">, it selects only direct children rather than all elements of the type.</text:span></text:p>
          <text:list>
            <text:list-item>
              <text:p text:style-name="P13">main &gt; div : this selects divs that are direct children of main.</text:p>
            </text:list-item>
            <text:list-item>
              <text:p text:style-name="P27"><text:span text:style-name="T2">main &gt; div &gt; div : this selects </text:span><text:span text:style-name="T3">only divs with a class of grand-child.</text:span></text:p>
            </text:list-item>
          </text:list>
        </text:list-item>
      </text:list>
      <text:p text:style-name="P14"/>
      <text:list xml:id="list172743041848512" text:continue-numbering="true" text:style-name="L1">
        <text:list-item>
          <text:p text:style-name="P28"><text:span text:style-name="T2">By using </text:span>+<text:span text:style-name="T2">, it selects elements that is adjacent to our target. (same level indentation)</text:span></text:p>
          <text:list>
            <text:list-item>
              <text:p text:style-name="P28"><text:span text:style-name="T2">.group1 </text:span>+ <text:span text:style-name="T2">div : this selects the div </text:span><text:span text:style-name="T3">with the class child group2.</text:span></text:p>
            </text:list-item>
            <text:list-item>
              <text:p text:style-name="P29"><text:span text:style-name="T2">.group1 </text:span>+<text:span text:style-name="T2"> div </text:span>+<text:span text:style-name="T2"> div: this only selects the div with the class child group3.</text:span></text:p>
            </text:list-item>
          </text:list>
        </text:list-item>
      </text:list>
      <text:p text:style-name="P15"/>
      <text:list xml:id="list172743170336245" text:continue-numbering="true" text:style-name="L1">
        <text:list-item>
          <text:p text:style-name="P29"><text:span text:style-name="T2">By using </text:span>~<text:span text:style-name="T2">, it selects all of an element's siblings and not just the first one.</text:span></text:p>
        </text:list-item>
      </text:list>
      <text:p text:style-name="P15"/>
      <text:p text:style-name="P15"/>
      <text:p text:style-name="P3">Pseudo-selectors</text:p>
      <text:p text:style-name="P3"/>
      <text:list xml:id="list1918290827" text:style-name="L2">
        <text:list-item>
          <text:p text:style-name="P16"><text:span text:style-name="T1">Pseudo-class</text:span> selectors are prefixed with a single colon and are a different way to target elements that already exists in HTML.</text:p>
          <text:list>
            <text:list-item>
              <text:p text:style-name="P16">Some are based on their position or structure within the HTML.</text:p>
            </text:list-item>
            <text:list-item>
              <text:p text:style-name="P16">Some are based on the state of a particular element, or how the user is currently interacting with it.</text:p>
            </text:list-item>
          </text:list>
        </text:list-item>
      </text:list>
      <text:p text:style-name="P8"/>
      <text:p text:style-name="P8"><text:tab/><text:span text:style-name="T1">Dynamic and User Action Pseudo-classes</text:span></text:p>
      <text:list xml:id="list1458365920" text:style-name="L3">
        <text:list-item>
          <text:p text:style-name="P18">These pseudo-classes make your page feel more dynamic and interactive.</text:p>
          <text:list>
            <text:list-item>
              <text:p text:style-name="P30">:focus<text:span text:style-name="T2"> - applies to an element that is currently selected by the user either through selecting it with their cursor or using their keyboard.</text:span></text:p>
            </text:list-item>
            <text:list-item>
              <text:p text:style-name="P30">:hover<text:span text:style-name="T2"> - affect anything under the users mouse pointer. It can be used to give information that the buttons and links are interactable, or to trigger a dropdown menu.</text:span></text:p>
            </text:list-item>
            <text:list-item>
              <text:p text:style-name="P30"><text:soft-page-break/>: active<text:span text:style-name="T2"> - applies to elements that are currently being clicked. This gives users feedback that their action had an effect. (tactility)</text:span></text:p>
              <text:p text:style-name="P18"/>
            </text:list-item>
          </text:list>
        </text:list-item>
        <text:list-item>
          <text:p text:style-name="P30"><text:span text:style-name="T2">The </text:span>:link <text:span text:style-name="T2">and </text:span>:visited<text:span text:style-name="T2"> pseudo-classes defines how links are displayed after they have been clicked.</text:span></text:p>
        </text:list-item>
      </text:list>
      <text:p text:style-name="P19"/>
      <text:p text:style-name="P6"><text:span text:style-name="T2"><text:tab/></text:span>Structural Pseudo-classes</text:p>
      <text:list xml:id="list1839178378" text:style-name="L4">
        <text:list-item>
          <text:p text:style-name="P20">Structural pseudo-classes are used to select elements based on their position within the DOM.</text:p>
          <text:list>
            <text:list-item>
              <text:p text:style-name="P31">:root<text:span text:style-name="T2"> - a special class that represents the very top level of your document. This element has no parent.</text:span></text:p>
              <text:list>
                <text:list-item>
                  <text:p text:style-name="P20">This is generally the location to place your 'global' CSS rules that you want available everywhere. (custom properties and CSS variables, or rules such as box-sizing: border-box.)</text:p>
                </text:list-item>
              </text:list>
            </text:list-item>
            <text:list-item>
              <text:p text:style-name="P31">:first-child<text:span text:style-name="T2"> and </text:span>:last-child<text:span text:style-name="T2"> - matches elements that are the first or last sibling.</text:span></text:p>
            </text:list-item>
            <text:list-item>
              <text:p text:style-name="P31">:empty<text:span text:style-name="T2"> and </text:span>:only-child<text:span text:style-name="T2"> - matches elements that have no children or just one.</text:span></text:p>
            </text:list-item>
            <text:list-item>
              <text:p text:style-name="P31">:nth-child <text:span text:style-name="T2">- A flexible pseudo-class that can select elements based on a given equation. (3n - selects every 3rd child)</text:span></text:p>
            </text:list-item>
          </text:list>
        </text:list-item>
      </text:list>
      <text:p text:style-name="P21"/>
      <text:list xml:id="list172744289828370" text:continue-list="list1918290827" text:style-name="L2">
        <text:list-item>
          <text:p text:style-name="P17"><text:span text:style-name="T1">Pseudo-elements</text:span> are prefixed with two colons and are used to target elements that don't normally exist in the markup.</text:p>
          <text:list>
            <text:list-item>
              <text:p text:style-name="P22">These are used to target parts of our HTML that are not elements at all. (first line of a paragraph)</text:p>
            </text:list-item>
          </text:list>
        </text:list-item>
      </text:list>
      <text:p text:style-name="P10"/>
      <text:p text:style-name="P11"><text:tab/><text:span text:style-name="T1">Pseudo-elements</text:span></text:p>
      <text:list xml:id="list1970460827" text:style-name="L5">
        <text:list-item>
          <text:p text:style-name="P32">::marker<text:span text:style-name="T2"> - allows you to customize the styling of &lt;li&gt; elements' bullets or numbers.</text:span></text:p>
        </text:list-item>
        <text:list-item>
          <text:p text:style-name="P32">::first-letter<text:span text:style-name="T2"> and </text:span>::first-line<text:span text:style-name="T2"> - allows you to give special styling to the first letter or first line.</text:span></text:p>
        </text:list-item>
        <text:list-item>
          <text:p text:style-name="P32">::before <text:span text:style-name="T2">and </text:span>::after<text:span text:style-name="T2"> - allows you to add extra elements onto the page with CSS, instead of HTML.</text:span></text:p>
        </text:list-item>
        <text:list-item>
          <text:p text:style-name="P32">::selection<text:span text:style-name="T2"> - changes the highlighting when a user selects text on the page.</text:span></text:p>
        </text:list-item>
      </text:list>
      <text:p text:style-name="P9"/>
      <text:p text:style-name="P4">Attribute Selectors</text:p>
      <text:list xml:id="list3541797052" text:style-name="L6">
        <text:list-item>
          <text:p text:style-name="P23">An attribute is anything in the opening tag of an HTML element. (src='picture.jpg' or href='www.example.com')</text:p>
          <text:list>
            <text:list-item>
              <text:p text:style-name="P23">[attribute] - This general selector will select anything where the given attribute exists. The value does not matter.</text:p>
              <text:list>
                <text:list-item>
                  <text:p text:style-name="P23">[src] - target any element that has a src attribute.</text:p>
                </text:list-item>
              </text:list>
            </text:list-item>
            <text:list-item>
              <text:p text:style-name="P23">selector[attribute] - We can combine our attribute selectors with other types of selectors, such as class or element selectors.</text:p>
              <text:list>
                <text:list-item>
                  <text:p text:style-name="P23">img[src] - target img elements that have a src attribute</text:p>
                </text:list-item>
              </text:list>
            </text:list-item>
            <text:list-item>
              <text:p text:style-name="P23">[attribute='value'] - We can use <text:span text:style-name="T1">=</text:span> to match a specific attribute with a specific value.</text:p>
              <text:list>
                <text:list-item>
                  <text:p text:style-name="P23">img[src='puppy.jpg'] - target img elements with a src attribute that is exactly 'puppy.jpg'</text:p>
                </text:list-item>
              </text:list>
            </text:list-item>
          </text:list>
        </text:list-item>
      </text:list>
      <text:p text:style-name="P12"/>
      <text:list xml:id="list172744540554799" text:continue-numbering="true" text:style-name="L6">
        <text:list-item>
          <text:p text:style-name="P23">By using ( ^ $ * ), we can match a part of the attribute's value.</text:p>
          <text:list>
            <text:list-item>
              <text:p text:style-name="P23">^ : match strings from the start.</text:p>
            </text:list-item>
            <text:list-item>
              <text:p text:style-name="P23">$ : match strings from the end.</text:p>
            </text:list-item>
            <text:list-item>
              <text:p text:style-name="P23">* : wildcard selector will match anywhere inside the string.</text:p>
            </text:list-item>
          </text:list>
        </text:list-item>
      </text:list>
      <text:p text:style-name="P12"/>
      <text:p text:style-name="P33"><text:soft-page-break/>Knowledge Check</text:p>
      <text:list xml:id="list3144286896" text:style-name="L7">
        <text:list-item>
          <text:p text:style-name="P25">What is the difference between the child combinator and the descendent combinator?</text:p>
          <text:list>
            <text:list-item>
              <text:p text:style-name="P25">The child combinator only selects the first child while the descendent combinator selects all elements.</text:p>
            </text:list-item>
          </text:list>
        </text:list-item>
      </text:list>
      <text:p text:style-name="P26"/>
      <text:list xml:id="list172743444483651" text:continue-numbering="true" text:style-name="L7">
        <text:list-item>
          <text:p text:style-name="P25">How does the syntax of pseudo-classes and pseudo-elements differ?</text:p>
          <text:list>
            <text:list-item>
              <text:p text:style-name="P25">pseudo-classes uses only one colon, while pseudo-elements uses two colons.</text:p>
            </text:list-item>
          </text:list>
        </text:list-item>
      </text:list>
      <text:p text:style-name="P26"/>
      <text:list xml:id="list172744789523356" text:continue-numbering="true" text:style-name="L7">
        <text:list-item>
          <text:p text:style-name="P25">Do pseudo-classes exist somewhere in HTML? Do pseudo-elements?</text:p>
          <text:list>
            <text:list-item>
              <text:p text:style-name="P25">Pseudo-classes exists while pseudo-elements do not.</text:p>
            </text:list-item>
          </text:list>
        </text:list-item>
      </text:list>
      <text:p text:style-name="P26"/>
      <text:list xml:id="list172743528881378" text:continue-numbering="true" text:style-name="L7">
        <text:list-item>
          <text:p text:style-name="P25">Name two ways you could select every second child of an element, starting with the first.</text:p>
          <text:list>
            <text:list-item>
              <text:p text:style-name="P25">:nth-child(2n + 1)</text:p>
            </text:list-item>
          </text:list>
        </text:list-item>
      </text:list>
      <text:p text:style-name="P26"/>
      <text:list xml:id="list172743071529228" text:continue-numbering="true" text:style-name="L7">
        <text:list-item>
          <text:p text:style-name="P25">What is the difference between div:first-child and div:last-child? What will each select?</text:p>
          <text:list>
            <text:list-item>
              <text:p text:style-name="P25">They will select either the first element within the div or the last.</text:p>
            </text:list-item>
          </text:list>
        </text:list-item>
      </text:list>
      <text:p text:style-name="P26"/>
      <text:list xml:id="list172744034355195" text:continue-numbering="true" text:style-name="L7">
        <text:list-item>
          <text:p text:style-name="P25">What selector would you use to style a button a user is currently hovering over? How about one that is currently being clicked on?</text:p>
          <text:list>
            <text:list-item>
              <text:p text:style-name="P25">:hover, :active</text:p>
            </text:list-item>
          </text:list>
        </text:list-item>
      </text:list>
      <text:p text:style-name="P26"/>
      <text:list xml:id="list172744419718925" text:continue-numbering="true" text:style-name="L7">
        <text:list-item>
          <text:p text:style-name="P25">How could you select all input elements with a type of text?</text:p>
          <text:list>
            <text:list-item>
              <text:p text:style-name="P25">[type='text']</text:p>
            </text:list-item>
          </text:list>
        </text:list-item>
      </text:list>
      <text:p text:style-name="P26"/>
      <text:list xml:id="list172744623915045" text:continue-numbering="true" text:style-name="L7">
        <text:list-item>
          <text:p text:style-name="P34"><text:span text:style-name="T6">How could you select all classes that begin with </text:span><text:span text:style-name="T7">thunder</text:span><text:span text:style-name="T6">?</text:span></text:p>
          <text:list>
            <text:list-item>
              <text:p text:style-name="P34"><text:span text:style-name="T6">[class^='thunder']</text:span></text:p>
            </text:list-item>
          </text:list>
        </text:list-item>
      </text:list>
      <text:p text:style-name="P26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3" meta:paragraph-count="80" meta:word-count="889" meta:character-count="5214" meta:non-whitespace-character-count="4399"/>
  </office:meta>
</office:document-meta>
</file>